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6158" officeooo:paragraph-rsid="00036158"/>
    </style:style>
    <style:style style:name="P2" style:family="paragraph" style:parent-style-name="Standard">
      <style:text-properties officeooo:rsid="00036158" officeooo:paragraph-rsid="00054164"/>
    </style:style>
    <style:style style:name="P3" style:family="paragraph" style:parent-style-name="Standard">
      <style:text-properties officeooo:rsid="00036158" officeooo:paragraph-rsid="00072ee5"/>
    </style:style>
    <style:style style:name="P4" style:family="paragraph" style:parent-style-name="Standard">
      <style:text-properties officeooo:rsid="00054164" officeooo:paragraph-rsid="00054164"/>
    </style:style>
    <style:style style:name="T1" style:family="text">
      <style:text-properties officeooo:rsid="00054164"/>
    </style:style>
    <style:style style:name="T2" style:family="text">
      <style:text-properties officeooo:rsid="00072e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Troisième étape</text:p>
      <text:p text:style-name="P1"/>
      <text:p text:style-name="P1">- Ident_unique :</text:p>
      <text:p text:style-name="P1"/>
      <text:p text:style-name="P1">Nous avons créer une liste pour collecter les idents à la volée et lorsque l’on en rencontre sur le parcours descendant , une fonction affiche un message d’erreur si l’ident existe déjà. </text:p>
      <text:p text:style-name="P1"/>
      <text:p text:style-name="P1">- Format_Date</text:p>
      <text:p text:style-name="P1">Nous nous sommes appuyer sur la méthode de parsing d’une date de java <text:s/>SimpleDateFormat</text:p>
      <text:p text:style-name="P4">Si le parsage se fait sur une date erronée, il affiche un message d’erreur</text:p>
      <text:p text:style-name="P1"/>
      <text:p text:style-name="P1">-Action 1 et 2</text:p>
      <text:p text:style-name="P2">Comme le Result était utilisé pour la quatrième partie (production du code java) nous avons décidé de faire de l’analyse descendante <text:span text:style-name="T1">en relevant le type des idents concernés et en comparant ces types avec les actions autorisées.</text:span></text:p>
      <text:p text:style-name="P2"><text:span text:style-name="T1">Pour ce faire, nous avons constitué deux HashMap :</text:span></text:p>
      <text:p text:style-name="P2"/>
      <text:p text:style-name="P2"><text:span text:style-name="T1">L’un met en relation une clé du type avec un tableau d’action : actionHash(String type, [] String TableauAction), il est initialisé par les actions autorisées.</text:span></text:p>
      <text:p text:style-name="P2"><text:span text:style-name="T1">L’autre met en relation une clé de l’ident avec le type : appareilHash(String ident, String type) et il est alimenté au fil du parcours descendant de la grammaire.</text:span></text:p>
      <text:p text:style-name="P2"/>
      <text:p text:style-name="P3"><text:span text:style-name="T1">Ainsi, à partir d’un ident rencontré sur lequel on propose une action, on peut rechercher son type avec appareilHash et grâce à son type, on peut obtenir le tableau de ces actions autorisées.On les comparent a l’action proposée. On imprime un message d’erreur lorsque l’action n’est pas trouvé dans ce tableau d’action. </text:span></text:p>
      <text:p text:style-name="P3"/>
      <text:p text:style-name="P3"><text:span text:style-name="T2">Pour l’action 1, il nous fallait comparer à la liste d’ident préalablement constitué si l’ident était existant (Non fait)</text:span></text:p>
      <text:p text:style-name="P3"/>
      <text:p text:style-name="P3">-<text:span text:style-name="T2">Comm</text:span></text:p>
      <text:p text:style-name="P3"><text:span text:style-name="T2">Non fait</text:span></text:p>
      <text:p text:style-name="P3"><text:s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0T16:18:17.870973818</meta:creation-date>
    <meta:generator>LibreOffice/5.1.4.2$Linux_X86_64 LibreOffice_project/10m0$Build-2</meta:generator>
    <dc:date>2016-12-10T16:47:01.533771728</dc:date>
    <meta:editing-duration>PT6M24S</meta:editing-duration>
    <meta:editing-cycles>1</meta:editing-cycles>
    <meta:document-statistic meta:table-count="0" meta:image-count="0" meta:object-count="0" meta:page-count="1" meta:paragraph-count="16" meta:word-count="244" meta:character-count="1462" meta:non-whitespace-character-count="1228"/>
  </office:meta>
</office:document-meta>
</file>